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0000004B00000038452F62F1A0340DFB1.png" manifest:media-type="image/png"/>
  <manifest:file-entry manifest:full-path="Pictures/10000201000003B6000002ABB62E59432200A2B0.png" manifest:media-type="image/png"/>
  <manifest:file-entry manifest:full-path="Pictures/10000201000003B6000002AB141884050C018471.png" manifest:media-type="image/png"/>
  <manifest:file-entry manifest:full-path="Pictures/10000201000003B6000002AB9B59A1E583FFBFD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FreeSans" svg:font-family="FreeSans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automatic-styles>
    <style:style style:name="P1" style:family="paragraph">
      <loext:graphic-properties draw:fill="none" draw:fill-color="#ffffff"/>
      <style:text-properties style:font-name="FreeSans" fo:font-size="16pt" style:font-size-asian="16pt" style:font-size-complex="16pt"/>
    </style:style>
    <style:style style:name="T1" style:family="text">
      <style:text-properties style:font-name="FreeSans" fo:font-size="16pt" style:font-size-asian="16pt" style:font-size-complex="16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1.29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9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Изображение2" text:anchor-type="paragraph" svg:x="4.207cm" svg:y="12.765cm" svg:width="5.726cm" svg:height="4.117cm" draw:z-index="1"><draw:image xlink:href="Pictures/10000201000003B6000002AB9B59A1E583FFBFD8.png" xlink:type="simple" xlink:show="embed" xlink:actuate="onLoad"/></draw:frame><draw:frame draw:style-name="fr1" draw:name="Изображение3" text:anchor-type="paragraph" svg:x="11.67cm" svg:y="0.915cm" svg:width="5.523cm" svg:height="3.971cm" draw:z-index="2"><draw:image xlink:href="Pictures/10000201000003B6000002AB141884050C018471.png" xlink:type="simple" xlink:show="embed" xlink:actuate="onLoad"/></draw:frame><draw:frame draw:style-name="fr1" draw:name="Изображение4" text:anchor-type="paragraph" svg:x="18.355cm" svg:y="12.206cm" svg:width="5.487cm" svg:height="3.946cm" draw:z-index="3"><draw:image xlink:href="Pictures/10000201000003B6000002ABB62E59432200A2B0.png" xlink:type="simple" xlink:show="embed" xlink:actuate="onLoad"/></draw:frame><draw:frame draw:style-name="fr2" draw:name="Изображение1" text:anchor-type="paragraph" svg:width="25.7cm" svg:height="19.274cm" draw:z-index="0"><draw:image xlink:href="Pictures/10000200000004B00000038452F62F1A0340DFB1.png" xlink:type="simple" xlink:show="embed" xlink:actuate="onLoad"/></draw:frame><draw:frame text:anchor-type="paragraph" draw:z-index="4" draw:name="Фигура1" draw:style-name="gr1" draw:text-style-name="P1" svg:width="1.47cm" svg:height="1.294cm" svg:x="8.043cm" svg:y="13.109cm"><draw:text-box><text:p/></draw:text-box></draw:frame><draw:frame text:anchor-type="paragraph" draw:z-index="5" draw:name="Фигура1" draw:style-name="gr2" draw:text-style-name="P1" svg:width="0.941cm" svg:height="0.971cm" svg:x="8.043cm" svg:y="13.109cm"><draw:text-box><text:p><text:span text:style-name="T1">(A)</text:span></text:p></draw:text-box></draw:frame><draw:frame text:anchor-type="paragraph" draw:z-index="6" draw:name="Фигура1" draw:style-name="gr2" draw:text-style-name="P1" svg:width="0.941cm" svg:height="0.971cm" svg:x="15.834cm" svg:y="1.644cm"><draw:text-box><text:p><text:span text:style-name="T1">(B)</text:span></text:p></draw:text-box></draw:frame><draw:frame text:anchor-type="paragraph" draw:z-index="7" draw:name="Фигура1" draw:style-name="gr2" draw:text-style-name="P1" svg:width="0.941cm" svg:height="0.971cm" svg:x="22.595cm" svg:y="12.696cm"><draw:text-box><text:p><text:span text:style-name="T1">(C)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FreeSans" svg:font-family="FreeSans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DemiLigh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DemiLigh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DemiLight" style:font-family-asian="'Noto Sans CJK SC DemiLight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7T15:01:39.991214025</meta:creation-date>
    <meta:generator>LibreOffice/5.2.7.2$Linux_X86_64 LibreOffice_project/20m0$Build-2</meta:generator>
    <dc:date>2018-10-27T17:30:50.971128392</dc:date>
    <meta:editing-duration>PT8M15S</meta:editing-duration>
    <meta:editing-cycles>6</meta:editing-cycles>
    <dc:creator>Александр Александрович Бондарев</dc:creator>
    <meta:document-statistic meta:table-count="0" meta:image-count="4" meta:object-count="0" meta:page-count="1" meta:paragraph-count="0" meta:word-count="0" meta:character-count="0" meta:non-whitespace-character-count="0"/>
  </office:meta>
</office:document-meta>
</file>